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0e4" officeooo:paragraph-rsid="000410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a9d6" officeooo:paragraph-rsid="0019a9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a9d6" officeooo:paragraph-rsid="0019a9d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90217" officeooo:paragraph-rsid="00190217"/>
    </style:style>
    <style:style style:name="P6" style:family="paragraph" style:parent-style-name="Standard">
      <style:text-properties officeooo:rsid="0019a9d6" officeooo:paragraph-rsid="006bd988"/>
    </style:style>
    <style:style style:name="P7" style:family="paragraph" style:parent-style-name="Standard">
      <style:text-properties officeooo:rsid="0019a9d6" officeooo:paragraph-rsid="007b24e2"/>
    </style:style>
    <style:style style:name="P8" style:family="paragraph" style:parent-style-name="Standard">
      <style:text-properties officeooo:rsid="0019a9d6" officeooo:paragraph-rsid="01546aa4"/>
    </style:style>
    <style:style style:name="P9" style:family="paragraph" style:parent-style-name="Standard">
      <style:text-properties officeooo:rsid="002bc15c" officeooo:paragraph-rsid="002bc15c"/>
    </style:style>
    <style:style style:name="P10" style:family="paragraph" style:parent-style-name="Standard">
      <style:text-properties officeooo:rsid="00369046"/>
    </style:style>
    <style:style style:name="P11" style:family="paragraph" style:parent-style-name="Standard">
      <style:text-properties officeooo:rsid="00369046" officeooo:paragraph-rsid="01546aa4"/>
    </style:style>
    <style:style style:name="P12" style:family="paragraph" style:parent-style-name="Standard">
      <style:text-properties officeooo:paragraph-rsid="0017c51e"/>
    </style:style>
    <style:style style:name="P13" style:family="paragraph" style:parent-style-name="Standard">
      <style:text-properties officeooo:paragraph-rsid="00166acd"/>
    </style:style>
    <style:style style:name="P14" style:family="paragraph" style:parent-style-name="Standard">
      <style:text-properties officeooo:rsid="00162ac1" officeooo:paragraph-rsid="007b24e2"/>
    </style:style>
    <style:style style:name="P15" style:family="paragraph" style:parent-style-name="Standard">
      <style:text-properties officeooo:rsid="0082920a" officeooo:paragraph-rsid="0082920a"/>
    </style:style>
    <style:style style:name="P16" style:family="paragraph" style:parent-style-name="Standard">
      <style:text-properties officeooo:rsid="00d9e547" officeooo:paragraph-rsid="00d9e547"/>
    </style:style>
    <style:style style:name="P17" style:family="paragraph" style:parent-style-name="Standard">
      <style:text-properties officeooo:rsid="00e33af8" officeooo:paragraph-rsid="01bf0201"/>
    </style:style>
    <style:style style:name="P18" style:family="paragraph" style:parent-style-name="Standard">
      <style:text-properties officeooo:rsid="00e33af8" officeooo:paragraph-rsid="01ce60aa"/>
    </style:style>
    <style:style style:name="P19" style:family="paragraph" style:parent-style-name="Standard">
      <style:text-properties officeooo:rsid="00462bf3" officeooo:paragraph-rsid="00462bf3"/>
    </style:style>
    <style:style style:name="P20" style:family="paragraph" style:parent-style-name="Standard">
      <style:text-properties officeooo:rsid="01240beb" officeooo:paragraph-rsid="01240beb"/>
    </style:style>
    <style:style style:name="P21" style:family="paragraph" style:parent-style-name="Standard">
      <style:text-properties officeooo:rsid="0134126d" officeooo:paragraph-rsid="0134126d"/>
    </style:style>
    <style:style style:name="P22" style:family="paragraph" style:parent-style-name="Standard">
      <style:text-properties officeooo:rsid="0134126d" officeooo:paragraph-rsid="01546aa4"/>
    </style:style>
    <style:style style:name="P23" style:family="paragraph" style:parent-style-name="Standard">
      <style:paragraph-properties fo:text-align="center" style:justify-single-word="false"/>
      <style:text-properties fo:font-weight="bold" officeooo:rsid="0110dcab" officeooo:paragraph-rsid="00b93b36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1cb2225" officeooo:paragraph-rsid="01cb2225" style:font-weight-asian="bold" style:font-weight-complex="bold"/>
    </style:style>
    <style:style style:name="P25" style:family="paragraph" style:parent-style-name="Standard">
      <style:text-properties officeooo:rsid="01e4f9b8" officeooo:paragraph-rsid="01e4f9b8"/>
    </style:style>
    <style:style style:name="P26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1862a5" officeooo:paragraph-rsid="011862a5"/>
    </style:style>
    <style:style style:name="P27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257549" officeooo:paragraph-rsid="01257549"/>
    </style:style>
    <style:style style:name="P2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1862a5" officeooo:paragraph-rsid="011862a5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257549" officeooo:paragraph-rsid="01257549"/>
    </style:style>
    <style:style style:name="P30" style:family="paragraph" style:parent-style-name="Standard" style:list-style-name="L7">
      <style:text-properties officeooo:rsid="020ee25e" officeooo:paragraph-rsid="020ee25e"/>
    </style:style>
    <style:style style:name="P31" style:family="paragraph" style:parent-style-name="Standard" style:list-style-name="L1">
      <style:text-properties officeooo:rsid="02345f09" officeooo:paragraph-rsid="020ee25e"/>
    </style:style>
    <style:style style:name="P32" style:family="paragraph" style:parent-style-name="Standard" style:list-style-name="L1">
      <style:text-properties officeooo:rsid="02361faa" officeooo:paragraph-rsid="02361faa"/>
    </style:style>
    <style:style style:name="P33" style:family="paragraph" style:parent-style-name="Standard" style:list-style-name="L2">
      <style:text-properties officeooo:rsid="02151eee" officeooo:paragraph-rsid="02151eee"/>
    </style:style>
    <style:style style:name="P34" style:family="paragraph" style:parent-style-name="Standard" style:list-style-name="L2">
      <style:text-properties officeooo:rsid="01e5e0cc" officeooo:paragraph-rsid="01e4f9b8"/>
    </style:style>
    <style:style style:name="P35" style:family="paragraph" style:parent-style-name="Standard" style:list-style-name="L2">
      <style:text-properties officeooo:rsid="021bef97" officeooo:paragraph-rsid="021bef97"/>
    </style:style>
    <style:style style:name="P36" style:family="paragraph" style:parent-style-name="Standard" style:list-style-name="L2">
      <style:text-properties officeooo:rsid="021bef97" officeooo:paragraph-rsid="0225df29"/>
    </style:style>
    <style:style style:name="P37" style:family="paragraph" style:parent-style-name="Standard" style:list-style-name="L2">
      <style:text-properties officeooo:rsid="0218e370" officeooo:paragraph-rsid="0218e370"/>
    </style:style>
    <style:style style:name="P38" style:family="paragraph" style:parent-style-name="Standard" style:list-style-name="L5">
      <style:text-properties officeooo:rsid="0218e370" officeooo:paragraph-rsid="0218e370"/>
    </style:style>
    <style:style style:name="P39" style:family="paragraph" style:parent-style-name="Standard" style:list-style-name="L5">
      <style:text-properties officeooo:rsid="0212e554" officeooo:paragraph-rsid="0212e554"/>
    </style:style>
    <style:style style:name="P40" style:family="paragraph" style:parent-style-name="Standard" style:list-style-name="L3">
      <style:text-properties officeooo:rsid="008140de" officeooo:paragraph-rsid="00d8f386"/>
    </style:style>
    <style:style style:name="P41" style:family="paragraph" style:parent-style-name="Standard" style:list-style-name="L3">
      <style:text-properties officeooo:rsid="00c530ef" officeooo:paragraph-rsid="00c530ef"/>
    </style:style>
    <style:style style:name="P42" style:family="paragraph" style:parent-style-name="Standard" style:list-style-name="L4">
      <style:text-properties officeooo:rsid="0226c665" officeooo:paragraph-rsid="0226c665"/>
    </style:style>
    <style:style style:name="P43" style:family="paragraph" style:parent-style-name="Standard" style:list-style-name="L5">
      <style:text-properties officeooo:rsid="0226c665" officeooo:paragraph-rsid="0226c665"/>
    </style:style>
    <style:style style:name="P44" style:family="paragraph" style:parent-style-name="Standard" style:list-style-name="L4">
      <style:text-properties officeooo:rsid="021a1ad3" officeooo:paragraph-rsid="021a1ad3"/>
    </style:style>
    <style:style style:name="P45" style:family="paragraph" style:parent-style-name="Standard" style:list-style-name="L4">
      <style:text-properties officeooo:rsid="0212c041" officeooo:paragraph-rsid="0212c041"/>
    </style:style>
    <style:style style:name="P46" style:family="paragraph" style:parent-style-name="Standard" style:list-style-name="L3">
      <style:text-properties officeooo:rsid="00b59dbd" officeooo:paragraph-rsid="00c504b5"/>
    </style:style>
    <style:style style:name="P47" style:family="paragraph" style:parent-style-name="Standard" style:list-style-name="L5">
      <style:text-properties officeooo:rsid="0211a7a0" officeooo:paragraph-rsid="0211a7a0"/>
    </style:style>
    <style:style style:name="P48" style:family="paragraph" style:parent-style-name="Standard" style:list-style-name="L5">
      <style:text-properties officeooo:rsid="021e3a64" officeooo:paragraph-rsid="021e3a64"/>
    </style:style>
    <style:style style:name="P49" style:family="paragraph" style:parent-style-name="Standard" style:list-style-name="L5">
      <style:text-properties officeooo:rsid="021e4b5d" officeooo:paragraph-rsid="021e4b5d"/>
    </style:style>
    <style:style style:name="P50" style:family="paragraph" style:parent-style-name="Standard" style:list-style-name="L5">
      <style:text-properties officeooo:rsid="021e60ef" officeooo:paragraph-rsid="021e60ef"/>
    </style:style>
    <style:style style:name="P51" style:family="paragraph" style:parent-style-name="Standard" style:list-style-name="L5">
      <style:text-properties officeooo:rsid="021fba87" officeooo:paragraph-rsid="021fba87"/>
    </style:style>
    <style:style style:name="P52" style:family="paragraph" style:parent-style-name="Standard" style:list-style-name="L5">
      <style:text-properties officeooo:rsid="022104d4" officeooo:paragraph-rsid="022104d4"/>
    </style:style>
    <style:style style:name="P53" style:family="paragraph" style:parent-style-name="Standard" style:list-style-name="L5">
      <style:text-properties officeooo:rsid="0224a9d0" officeooo:paragraph-rsid="0224a9d0"/>
    </style:style>
    <style:style style:name="P54" style:family="paragraph" style:parent-style-name="Standard" style:list-style-name="L5">
      <style:text-properties officeooo:rsid="0225df29" officeooo:paragraph-rsid="0225df29"/>
    </style:style>
    <style:style style:name="P55" style:family="paragraph" style:parent-style-name="Standard" style:list-style-name="L5">
      <style:text-properties officeooo:rsid="02275c20" officeooo:paragraph-rsid="02275c20"/>
    </style:style>
    <style:style style:name="P56" style:family="paragraph" style:parent-style-name="Standard" style:list-style-name="L5">
      <style:text-properties officeooo:rsid="02276b32" officeooo:paragraph-rsid="02276b32"/>
    </style:style>
    <style:style style:name="P57" style:family="paragraph" style:parent-style-name="Standard" style:list-style-name="L5">
      <style:text-properties officeooo:rsid="02292e20" officeooo:paragraph-rsid="02292e20"/>
    </style:style>
    <style:style style:name="P58" style:family="paragraph" style:parent-style-name="Standard" style:list-style-name="L5">
      <style:text-properties officeooo:rsid="022a8019" officeooo:paragraph-rsid="022a8019"/>
    </style:style>
    <style:style style:name="P59" style:family="paragraph" style:parent-style-name="Standard" style:list-style-name="L5">
      <style:text-properties officeooo:rsid="022b160a" officeooo:paragraph-rsid="022b160a"/>
    </style:style>
    <style:style style:name="P60" style:family="paragraph" style:parent-style-name="Standard" style:list-style-name="L5">
      <style:text-properties officeooo:rsid="022bc7c6" officeooo:paragraph-rsid="022bc7c6"/>
    </style:style>
    <style:style style:name="P61" style:family="paragraph" style:parent-style-name="Standard" style:list-style-name="L5">
      <style:text-properties officeooo:rsid="022d2161" officeooo:paragraph-rsid="022d2161"/>
    </style:style>
    <style:style style:name="P62" style:family="paragraph" style:parent-style-name="Standard" style:list-style-name="L5">
      <style:text-properties officeooo:rsid="022f0a65" officeooo:paragraph-rsid="022f0a65"/>
    </style:style>
    <style:style style:name="P63" style:family="paragraph" style:parent-style-name="Standard" style:list-style-name="L5">
      <style:text-properties officeooo:rsid="02306455" officeooo:paragraph-rsid="02306455"/>
    </style:style>
    <style:style style:name="P64" style:family="paragraph" style:parent-style-name="Standard" style:list-style-name="L5">
      <style:text-properties officeooo:rsid="0222aab7" officeooo:paragraph-rsid="0222aab7"/>
    </style:style>
    <style:style style:name="P65" style:family="paragraph" style:parent-style-name="Standard" style:list-style-name="L5">
      <style:text-properties officeooo:rsid="0231a65c" officeooo:paragraph-rsid="0231a65c"/>
    </style:style>
    <style:style style:name="P66" style:family="paragraph" style:parent-style-name="Standard" style:list-style-name="L9">
      <style:text-properties officeooo:rsid="01a44ce4" officeooo:paragraph-rsid="01a44ce4"/>
    </style:style>
    <style:style style:name="P67" style:family="paragraph" style:parent-style-name="Standard" style:list-style-name="L3">
      <style:text-properties officeooo:rsid="00d07f2c" officeooo:paragraph-rsid="00d07f2c"/>
    </style:style>
    <style:style style:name="P68" style:family="paragraph" style:parent-style-name="Standard" style:list-style-name="L3">
      <style:text-properties officeooo:rsid="00dccbd5" officeooo:paragraph-rsid="00dccbd5"/>
    </style:style>
    <style:style style:name="P69" style:family="paragraph" style:parent-style-name="Standard" style:list-style-name="L8">
      <style:text-properties officeooo:rsid="01279158" officeooo:paragraph-rsid="01279158"/>
    </style:style>
    <style:style style:name="P70" style:family="paragraph" style:parent-style-name="Standard" style:list-style-name="L3">
      <style:text-properties officeooo:rsid="01053643" officeooo:paragraph-rsid="01053643"/>
    </style:style>
    <style:style style:name="P71" style:family="paragraph" style:parent-style-name="Standard" style:list-style-name="L6">
      <style:text-properties officeooo:rsid="023924f4" officeooo:paragraph-rsid="023924f4"/>
    </style:style>
    <style:style style:name="P72" style:family="paragraph" style:parent-style-name="Standard">
      <style:text-properties officeooo:rsid="00e33af8" officeooo:paragraph-rsid="01ce60aa"/>
    </style:style>
    <style:style style:name="T1" style:family="text">
      <style:text-properties officeooo:rsid="0019a9d6"/>
    </style:style>
    <style:style style:name="T2" style:family="text">
      <style:text-properties fo:font-weight="bold" officeooo:rsid="0019a9d6" style:font-weight-asian="bold" style:font-weight-complex="bold"/>
    </style:style>
    <style:style style:name="T3" style:family="text">
      <style:text-properties fo:font-weight="bold" officeooo:rsid="01a7bd81" style:font-weight-asian="bold" style:font-weight-complex="bold"/>
    </style:style>
    <style:style style:name="T4" style:family="text">
      <style:text-properties fo:font-weight="normal" officeooo:rsid="0019a9d6" style:font-weight-asian="normal" style:font-weight-complex="normal"/>
    </style:style>
    <style:style style:name="T5" style:family="text">
      <style:text-properties fo:font-weight="normal" officeooo:rsid="00dccbd5" style:font-weight-asian="normal" style:font-weight-complex="normal"/>
    </style:style>
    <style:style style:name="T6" style:family="text">
      <style:text-properties officeooo:rsid="00462bf3"/>
    </style:style>
    <style:style style:name="T7" style:family="text">
      <style:text-properties officeooo:rsid="004fdc42"/>
    </style:style>
    <style:style style:name="T8" style:family="text">
      <style:text-properties fo:font-size="14pt" fo:font-weight="bold" officeooo:rsid="00190217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66acd" style:font-size-asian="14pt" style:font-weight-asian="bold" style:font-size-complex="14pt" style:font-weight-complex="bold"/>
    </style:style>
    <style:style style:name="T10" style:family="text">
      <style:text-properties officeooo:rsid="0065f56d"/>
    </style:style>
    <style:style style:name="T11" style:family="text">
      <style:text-properties officeooo:rsid="006bd988"/>
    </style:style>
    <style:style style:name="T12" style:family="text">
      <style:text-properties officeooo:rsid="00162ac1"/>
    </style:style>
    <style:style style:name="T13" style:family="text">
      <style:text-properties officeooo:rsid="00825d4b"/>
    </style:style>
    <style:style style:name="T14" style:family="text">
      <style:text-properties style:text-line-through-style="solid" style:text-line-through-type="single" officeooo:rsid="00162ac1"/>
    </style:style>
    <style:style style:name="T15" style:family="text">
      <style:text-properties officeooo:rsid="00f9db76"/>
    </style:style>
    <style:style style:name="T16" style:family="text">
      <style:text-properties officeooo:rsid="01257549"/>
    </style:style>
    <style:style style:name="T17" style:family="text">
      <style:text-properties officeooo:rsid="01258356"/>
    </style:style>
    <style:style style:name="T18" style:family="text">
      <style:text-properties officeooo:rsid="0127388e"/>
    </style:style>
    <style:style style:name="T19" style:family="text">
      <style:text-properties officeooo:rsid="01a7bd81"/>
    </style:style>
    <style:style style:name="T20" style:family="text">
      <style:text-properties officeooo:rsid="01aa29cf"/>
    </style:style>
    <style:style style:name="T21" style:family="text">
      <style:text-properties officeooo:rsid="01bf0201"/>
    </style:style>
    <style:style style:name="T22" style:family="text">
      <style:text-properties officeooo:rsid="01ce60aa"/>
    </style:style>
    <style:style style:name="T23" style:family="text">
      <style:text-properties officeooo:rsid="01ec3d61"/>
    </style:style>
    <style:style style:name="T24" style:family="text">
      <style:text-properties officeooo:rsid="01ec6da6"/>
    </style:style>
    <style:style style:name="T25" style:family="text">
      <style:text-properties officeooo:rsid="020ee25e"/>
    </style:style>
    <style:style style:name="T26" style:family="text">
      <style:text-properties officeooo:rsid="0215311d"/>
    </style:style>
    <style:style style:name="T27" style:family="text">
      <style:text-properties officeooo:rsid="02179baf"/>
    </style:style>
    <style:style style:name="T28" style:family="text">
      <style:text-properties officeooo:rsid="021acf2e"/>
    </style:style>
    <style:style style:name="T29" style:family="text">
      <style:text-properties officeooo:rsid="021ce526"/>
    </style:style>
    <style:style style:name="T30" style:family="text">
      <style:text-properties officeooo:rsid="0226c665"/>
    </style:style>
    <style:style style:name="T31" style:family="text">
      <style:text-properties officeooo:rsid="023261e7"/>
    </style:style>
    <style:style style:name="T32" style:family="text">
      <style:text-properties officeooo:rsid="02334855"/>
    </style:style>
    <style:style style:name="T33" style:family="text">
      <style:text-properties officeooo:rsid="02345f09"/>
    </style:style>
    <style:style style:name="T34" style:family="text">
      <style:text-properties officeooo:rsid="0239a8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sion Information</text:p>
      <text:p text:style-name="P23">v<text:span text:style-name="T20">2.9.0</text:span></text:p>
      <text:p text:style-name="P24">2019-<text:span text:style-name="T23">11</text:span>-<text:span text:style-name="T34">24</text:span></text:p>
      <text:p text:style-name="P5">Each new version will commit this file to both document changes and include instructions for installation. <text:s/><text:span text:style-name="T1">Refer to the </text:span><text:span text:style-name="T2">Versioning How-to </text:span><text:span text:style-name="T5">below </text:span><text:span text:style-name="T4">for the sequence of commits/tags to make a version.</text:span></text:p>
      <text:p text:style-name="P1"/>
      <text:p text:style-name="P3">Changes:</text:p>
      <text:p text:style-name="P17"/>
      <text:p text:style-name="P17"><text:span text:style-name="T21">Fixes</text:span> (<text:span text:style-name="T34">77 AF 5D F5 F1 03</text:span>):</text:p>
      <text:list xml:id="list4086605719" text:style-name="L1">
        <text:list-item>
          <text:p text:style-name="P31">In expenselog.php, adding amount to an existing tabular row does not have account_id (others?)</text:p>
        </text:list-item>
        <text:list-item>
          <text:p text:style-name="P32">In expenselog.js, dueling actions onblur and onclick could lead to dup amounts</text:p>
        </text:list-item>
      </text:list>
      <text:p text:style-name="P17"/>
      <text:p text:style-name="P25"><text:span text:style-name="T28">Work on gobacks including new STATE properties/functions </text:span>(<text:span text:style-name="T33">FA F8 67 D8 1A 6D</text:span>):</text:p>
      <text:list xml:id="list1178303063" text:style-name="L2">
        <text:list-item>
          <text:p text:style-name="P33">STATE:<text:line-break/>add ‘gatepost’ property <text:span text:style-name="T26">and the methods set_a_gate() and goback_to() to administer;<text:line-break/>remove ‘backup’ property;<text:line-break/>make loopback() and goback() methods private.</text:span></text:p>
        </text:list-item>
        <text:list-item>
          <text:p text:style-name="P34"><text:span text:style-name="T27">In <text:s/></text:span>executive.php:<text:line-break/><text:span text:style-name="T27">replace STATE→loopback() with goback_to();<text:line-break/>allow standard HTML functions to use other than $_STATE;<text:line-break/>the goback button sends goback=state→thread;<text:line-break/>on goback, trim the thread specified by goback parm;</text:span></text:p>
        </text:list-item>
        <text:list-item>
          <text:p text:style-name="P35">Re-design prop_set <text:span text:style-name="T30">&amp; preference_set</text:span> <text:span text:style-name="T29">as extensions of including module’s State Gate/PageOut structure</text:span></text:p>
        </text:list-item>
        <text:list-item>
          <text:p text:style-name="P37">In main.php, not necessary to do the goback since executive does it</text:p>
        </text:list-item>
        <text:list-item>
          <text:p text:style-name="P36">Use the new goback system in staff modules</text:p>
        </text:list-item>
      </text:list>
      <text:p text:style-name="P18"/>
      <text:p text:style-name="P13"><text:span text:style-name="T8">Installation instructions</text:span><text:span text:style-name="T9">:</text:span></text:p>
      <text:list xml:id="list3858652302" text:style-name="L3">
        <text:list-item>
          <text:p text:style-name="P40">version.php</text:p>
        </text:list-item>
        <text:list-item>
          <text:p text:style-name="P41">offline/lib/</text:p>
        </text:list-item>
      </text:list>
      <text:list xml:id="list1959819716" text:style-name="L4">
        <text:list-item>
          <text:list>
            <text:list-item>
              <text:p text:style-name="P42">preference_set.php</text:p>
            </text:list-item>
            <text:list-item>
              <text:p text:style-name="P44">prop_set.php</text:p>
            </text:list-item>
            <text:list-item>
              <text:p text:style-name="P45">state.php</text:p>
            </text:list-item>
          </text:list>
        </text:list-item>
      </text:list>
      <text:list xml:id="list92959565434264" text:continue-list="list3858652302" text:style-name="L3">
        <text:list-item>
          <text:p text:style-name="P46">offline/main/</text:p>
        </text:list-item>
      </text:list>
      <text:list xml:id="list4147816660" text:style-name="L5">
        <text:list-item>
          <text:list>
            <text:list-item>
              <text:p text:style-name="P47">service/executive.php</text:p>
            </text:list-item>
            <text:list-item>
              <text:p text:style-name="P38">service/main.php</text:p>
            </text:list-item>
            <text:list-item>
              <text:p text:style-name="P48">account_edit.php</text:p>
            </text:list-item>
            <text:list-item>
              <text:p text:style-name="P48">accounting_edit.php</text:p>
            </text:list-item>
            <text:list-item>
              <text:p text:style-name="P49">assign_permits.php</text:p>
            </text:list-item>
            <text:list-item>
              <text:p text:style-name="P50">event_edit.php</text:p>
            </text:list-item>
            <text:list-item>
              <text:p text:style-name="P51">eventlog.php</text:p>
            </text:list-item>
            <text:list-item>
              <text:p text:style-name="P52">expenselog.php</text:p>
            </text:list-item>
            <text:list-item>
              <text:p text:style-name="P53">logs_prune.php</text:p>
            </text:list-item>
            <text:list-item>
              <text:p text:style-name="P54">logs_put.php</text:p>
            </text:list-item>
            <text:list-item>
              <text:p text:style-name="P43">org_edit.php</text:p>
            </text:list-item>
            <text:list-item>
              <text:p text:style-name="P55">org_select.php</text:p>
            </text:list-item>
            <text:list-item>
              <text:p text:style-name="P56">person_edit.php</text:p>
            </text:list-item>
            <text:list-item>
              <text:p text:style-name="P57"><text:soft-page-break/>project_edit.php</text:p>
            </text:list-item>
            <text:list-item>
              <text:p text:style-name="P58">property_admin.php</text:p>
            </text:list-item>
            <text:list-item>
              <text:p text:style-name="P59">refresh_csv.php</text:p>
            </text:list-item>
            <text:list-item>
              <text:p text:style-name="P60">repository.php</text:p>
            </text:list-item>
            <text:list-item>
              <text:p text:style-name="P61">set_rates.php</text:p>
            </text:list-item>
            <text:list-item>
              <text:p text:style-name="P39">subtask_edit.php</text:p>
            </text:list-item>
            <text:list-item>
              <text:p text:style-name="P62">task_edit.php</text:p>
            </text:list-item>
            <text:list-item>
              <text:p text:style-name="P63">taskreport_put.php</text:p>
            </text:list-item>
            <text:list-item>
              <text:p text:style-name="P64">timelog.php</text:p>
            </text:list-item>
            <text:list-item>
              <text:p text:style-name="P65">up_dates.php</text:p>
            </text:list-item>
          </text:list>
        </text:list-item>
      </text:list>
      <text:list xml:id="list92960257891185" text:continue-list="list92959565434264" text:style-name="L3">
        <text:list-item>
          <text:p text:style-name="P46">scripts</text:p>
        </text:list-item>
      </text:list>
      <text:list xml:id="list2088190346" text:style-name="L6">
        <text:list-item>
          <text:list>
            <text:list-item>
              <text:p text:style-name="P71">expenselog.js</text:p>
            </text:list-item>
          </text:list>
        </text:list-item>
      </text:list>
      <text:list xml:id="list92960514545435" text:continue-list="list92960257891185" text:style-name="L3">
        <text:list-item>
          <text:p text:style-name="P67">DB</text:p>
        </text:list-item>
      </text:list>
      <text:list xml:id="list2102091891" text:style-name="L7">
        <text:list-item>
          <text:list>
            <text:list-item>
              <text:p text:style-name="P30">N/A</text:p>
            </text:list-item>
          </text:list>
        </text:list-item>
      </text:list>
      <text:list xml:id="list92960429918303" text:continue-list="list92960514545435" text:style-name="L3">
        <text:list-item>
          <text:p text:style-name="P68">Reports</text:p>
        </text:list-item>
      </text:list>
      <text:list xml:id="list2078549338" text:style-name="L8">
        <text:list-item>
          <text:list>
            <text:list-item>
              <text:p text:style-name="P69">N/A</text:p>
            </text:list-item>
          </text:list>
        </text:list-item>
      </text:list>
      <text:list xml:id="list92959303767715" text:continue-list="list92960429918303" text:style-name="L3">
        <text:list-item>
          <text:p text:style-name="P70">Other</text:p>
        </text:list-item>
      </text:list>
      <text:list xml:id="list3424687627" text:style-name="L9">
        <text:list-item>
          <text:list>
            <text:list-item>
              <text:p text:style-name="P66">N/A</text:p>
            </text:list-item>
          </text:list>
        </text:list-item>
      </text:list>
      <text:p text:style-name="P15"/>
      <text:p text:style-name="P12"/>
      <text:p text:style-name="P4">Versioning How-to:</text:p>
      <text:p text:style-name="P10"/>
      <text:p text:style-name="P20">For each group of changes, git add &lt;module&gt; <text:span text:style-name="T16">then</text:span></text:p>
      <text:p text:style-name="P27">describe changes in docs/commitMsg then</text:p>
      <text:p text:style-name="P29">git commit -F docs/commitMsg (or -m &lt;message&gt;) then</text:p>
      <text:p text:style-name="P29">save the commit <text:span text:style-name="T17">SHA1 hash</text:span> in this doc</text:p>
      <text:p text:style-name="P16">Inspect with gitk, git log -<text:span text:style-name="T17">n &lt;how many to display&gt;</text:span>, git status</text:p>
      <text:p text:style-name="P19">Update <text:span text:style-name="T10">version # in this doc and</text:span> <text:span text:style-name="T11">version</text:span>.php:</text:p>
      <text:p text:style-name="P26">First level number <text:span text:style-name="T19">(</text:span><text:span text:style-name="T3">N</text:span><text:span text:style-name="T19">)</text:span> is for a major architectural change;</text:p>
      <text:p text:style-name="P28">Second level <text:span text:style-name="T19">(</text:span><text:span text:style-name="T3">n</text:span><text:span text:style-name="T19">)</text:span> indicates new functionality;</text:p>
      <text:p text:style-name="P28">Third level <text:span text:style-name="T19">(</text:span><text:span text:style-name="T3">i</text:span><text:span text:style-name="T19">) will be just minor fixes/functions.</text:span></text:p>
      <text:p text:style-name="P9">Commit this doc <text:span text:style-name="T18">(save it first) &amp; version.php (git commit -m vx.x.x)</text:span></text:p>
      <text:p text:style-name="P6">Tag with version id <text:span text:style-name="T7">(git tag -m “Version x.x.x” -a vx.x.x &lt;hash of this doc/version commit&gt;)</text:span></text:p>
      <text:p text:style-name="P14">(git stash save)</text:p>
      <text:p text:style-name="P7">Checkout master <text:span text:style-name="T12">(git checkout master)</text:span></text:p>
      <text:p text:style-name="P7">Merge dev <text:span text:style-name="T12">(git merge dev)</text:span></text:p>
      <text:p text:style-name="P7">Push to origin <text:span text:style-name="T14">(git push origin(see .git/config))</text:span><text:span text:style-name="T12"> <text:s/>(git push –tags origin master - that’s 2 dashes on ‘tag’)</text:span></text:p>
      <text:p text:style-name="P7">Checkout dev <text:span text:style-name="T13">(git checkout dev)</text:span></text:p>
      <text:p text:style-name="P14">(git stash pop)</text:p>
      <text:p text:style-name="P11">Save a copy <text:span text:style-name="T6">of this doc &amp; version.php</text:span> in each user library</text:p>
      <text:p text:style-name="P21">Save versioned directories</text:p>
      <text:p text:style-name="P8">Start re-doing this doc</text:p>
      <text:p text:style-name="P2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7:39:28.758243010</meta:creation-date>
    <dc:date>2019-11-24T09:29:58.778060437</dc:date>
    <meta:editing-duration>P12DT7H13M27S</meta:editing-duration>
    <meta:editing-cycles>439</meta:editing-cycles>
    <meta:generator>LibreOffice/6.2.7.1$Linux_X86_64 LibreOffice_project/20$Build-1</meta:generator>
    <meta:print-date>2017-08-31T14:33:30.997374882</meta:print-date>
    <meta:document-statistic meta:table-count="0" meta:image-count="0" meta:object-count="0" meta:page-count="2" meta:paragraph-count="73" meta:word-count="409" meta:character-count="2594" meta:non-whitespace-character-count="2299"/>
  </office:meta>
</office:document-meta>
</file>